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201000002BB0000007632C190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6.963cm" fo:margin-left="0.559cm" table:align="left"/>
    </style:style>
    <style:style style:name="Tableau2.A" style:family="table-column">
      <style:table-column-properties style:column-width="6.761cm"/>
    </style:style>
    <style:style style:name="Tableau2.B" style:family="table-column">
      <style:table-column-properties style:column-width="5.556cm"/>
    </style:style>
    <style:style style:name="Tableau2.C" style:family="table-column">
      <style:table-column-properties style:column-width="4.646cm"/>
    </style:style>
    <style:style style:name="Tableau2.A1" style:family="table-cell">
      <style:table-cell-properties fo:padding="0.097cm" fo:border-left="none" fo:border-right="none" fo:border-top="none" fo:border-bottom="0.05pt solid #000000"/>
    </style:style>
    <style:style style:name="Tableau2.B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0.598cm"/>
    </style:style>
    <style:style style:name="Tableau2.A3" style:family="table-cell">
      <style:table-cell-properties fo:padding="0.097cm" fo:border-left="0.05pt solid #000000" fo:border-right="none" fo:border-top="none" fo:border-bottom="0.05pt solid #000000"/>
    </style:style>
    <style:style style:name="P1" style:family="paragraph" style:parent-style-name="Standard">
      <style:text-properties fo:font-size="8pt" style:font-size-asian="8pt" style:font-size-complex="8pt"/>
    </style:style>
    <style:style style:name="P2" style:family="paragraph" style:parent-style-name="Standard">
      <style:paragraph-properties fo:text-align="end" style:justify-single-word="false"/>
      <style:text-properties fo:font-size="8pt" style:font-size-asian="8pt" style:font-size-complex="8pt"/>
    </style:style>
    <style:style style:name="P3"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4" style:family="paragraph" style:parent-style-name="Standard">
      <style:text-properties fo:font-size="2pt" style:font-size-asian="2pt" style:font-size-complex="2pt"/>
    </style:style>
    <style:style style:name="P5" style:family="paragraph" style:parent-style-name="Standard">
      <style:paragraph-properties fo:text-align="start" style:justify-single-word="false"/>
      <style:text-properties fo:color="#333333" style:font-name="Georgia" fo:font-size="20pt" fo:font-style="normal" style:font-size-asian="20pt" style:font-style-asian="normal" style:font-size-complex="20pt" style:font-style-complex="normal"/>
    </style:style>
    <style:style style:name="P6" style:family="paragraph" style:parent-style-name="Standard">
      <style:paragraph-properties fo:text-align="start" style:justify-single-word="false"/>
      <style:text-properties fo:color="#333333" style:font-name="Georgia" fo:font-size="26pt" fo:font-style="normal" fo:font-weight="bold" style:font-size-asian="26pt" style:font-style-asian="normal" style:font-weight-asian="bold" style:font-size-complex="26pt" style:font-style-complex="normal" style:font-weight-complex="bold"/>
    </style:style>
    <style:style style:name="P7" style:family="paragraph" style:parent-style-name="Standard">
      <style:paragraph-properties fo:text-align="justify" style:justify-single-word="false"/>
    </style:style>
    <style:style style:name="P8" style:family="paragraph" style:parent-style-name="Standard">
      <style:text-properties fo:font-size="6pt" style:font-size-asian="5.25pt" style:font-size-complex="6pt"/>
    </style:style>
    <style:style style:name="P9" style:family="paragraph" style:parent-style-name="Standard">
      <style:text-properties fo:font-size="6pt" fo:font-style="normal" fo:font-weight="normal" style:font-size-asian="5.25pt" style:font-style-asian="normal" style:font-weight-asian="normal" style:font-size-complex="6pt" style:font-style-complex="normal" style:font-weight-complex="normal"/>
    </style:style>
    <style:style style:name="P10" style:family="paragraph" style:parent-style-name="Standard">
      <style:paragraph-properties fo:text-align="justify" style:justify-single-word="false"/>
      <style:text-properties fo:font-size="11pt" fo:font-style="normal" fo:font-weight="normal" style:font-size-asian="9.60000038146973pt" style:font-style-asian="normal" style:font-weight-asian="normal" style:font-size-complex="11pt" style:font-style-complex="normal" style:font-weight-complex="normal"/>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style="italic" style:font-style-asian="italic" style:font-style-complex="italic"/>
    </style:style>
    <style:style style:name="P16"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bAnt 1.x<text:bookmark-start text:name="__DdeLink__0_1860309473"/></text:p>
      <text:p text:style-name="P5"><text:bookmark-end text:name="__DdeLink__0_1860309473"/>System Requirements &amp; Deployment Notes</text:p>
      <text:p text:style-name="Horizontal_20_Line"/>
      <text:p text:style-name="Header_20__28_user_29_">Platform</text:p>
      <text:p text:style-name="Standard"/>
      <text:p text:style-name="P7">BibAnt is a cross-platform application software designed in Java. To execute, it requires a Java Virtual Machine (JVM) supporting Java Standard Edition 5.0 or higher.</text:p>
      <text:p text:style-name="P7"/>
      <text:p text:style-name="P7">Depending on the size of the documentation packages generated, the memory used by BibAnt can increase rapidly. Therefore, a minimum of 1GB of RAM is required and 2GB recommended.</text:p>
      <text:p text:style-name="Standard"/>
      <text:p text:style-name="Standard"/>
      <text:p text:style-name="Header_20__28_user_29_">Optional Software Requirements</text:p>
      <text:p text:style-name="Standard"/>
      <text:p text:style-name="P7">Some extra features of BibAnt use third-party software applications that have to be installed on the local machine to make the corresponding tasks available.</text:p>
      <text:p text:style-name="P7"/>
      <text:p text:style-name="P7">The table below lists those extra dependencies by feature.</text:p>
      <text:p text:style-name="P8"/>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B1" office:value-type="string">
            <text:p text:style-name="P12">Third-Party Software</text:p>
          </table:table-cell>
          <table:table-cell table:style-name="Tableau2.C1" office:value-type="string">
            <text:p text:style-name="P12">Version</text:p>
          </table:table-cell>
        </table:table-row>
        <table:table-row>
          <table:table-cell table:style-name="Tableau2.A2" office:value-type="string">
            <text:p text:style-name="P13">Conversion of any printer-friendly files to PDF (tasks <text:span text:style-name="T1">Print2Pdf</text:span> and <text:span text:style-name="T1">Word2Pdf</text:span>)</text:p>
          </table:table-cell>
          <table:table-cell table:style-name="Tableau2.B2" office:value-type="string">
            <text:p text:style-name="P11">PDFCreator</text:p>
            <text:p text:style-name="P15">free software</text:p>
            <text:p text:style-name="P11">(<text:a xlink:type="simple" xlink:href="http://www.pdfforge.org/">http://www.pdfforge.org/</text:a>)</text:p>
          </table:table-cell>
          <table:table-cell table:style-name="Tableau2.C2" office:value-type="string">
            <text:p text:style-name="P11">From 1.0 to latest</text:p>
          </table:table-cell>
        </table:table-row>
        <table:table-row table:style-name="Tableau2.3">
          <table:table-cell table:style-name="Tableau2.A3" office:value-type="string">
            <text:p text:style-name="P13">Automated build of the search index for Adobe Reader (task <text:span text:style-name="T1">RebuildIndex</text:span>)</text:p>
          </table:table-cell>
          <table:table-cell table:style-name="Tableau2.B2" office:value-type="string">
            <text:p text:style-name="P11">Adobe Acrobat Pro</text:p>
            <text:p text:style-name="P15">proprietary software</text:p>
            <text:p text:style-name="P11">(<text:a xlink:type="simple" xlink:href="http://www.adobe.com/products/acrobat.html">http://www.adobe.com/products/acrobat.html</text:a>)</text:p>
          </table:table-cell>
          <table:table-cell table:style-name="Tableau2.C2" office:value-type="string">
            <text:p text:style-name="P11">From 5.0 to latest</text:p>
          </table:table-cell>
        </table:table-row>
      </table:table>
      <text:p text:style-name="P9"/>
      <text:p text:style-name="P10"/>
      <text:p text:style-name="P10"/>
      <text:p text:style-name="Header_20__28_user_29_">Deployment Notes</text:p>
      <text:p text:style-name="Standard"/>
      <text:p text:style-name="P7">For Windows operating systems, an installer is provided. The installer will take care of the entire installation procedure, from the copy of the files to the optional installation of missing third-party free software (Java and PDFCreator) and update of the system path. The installer is compatible with any Windows OS, starting from Windows XP.</text:p>
      <text:p text:style-name="P7"/>
      <text:p text:style-name="P7">For other operating systems or due to deployment constraints, BibAnt can also be released as a fully portable package. It won't require any specific installation procedure but for performance reasons, it is nevertheless advised to copy the files on the local computer and not execute the tool from a remote location. Furthermore, to easily run BibAnt from anywhere in the command shell, the end-user can also decide to add the root directory of BibAnt to its system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06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06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06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06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06cm" draw:rotation="0"/>
    <draw:hatch draw:name="Hatch_20_92" draw:display-name="Hatch 92" draw:style="single" draw:color="#000000" draw:distance="0.006cm" draw:rotation="0"/>
    <draw:hatch draw:name="Hatch_20_93" draw:display-name="Hatch 93" draw:style="single" draw:color="#000000" draw:distance="0.006cm" draw:rotation="0"/>
    <draw:hatch draw:name="Hatch_20_94" draw:display-name="Hatch 94" draw:style="single" draw:color="#000000" draw:distance="0.006cm" draw:rotation="0"/>
    <draw:hatch draw:name="Hatch_20_95" draw:display-name="Hatch 95" draw:style="single" draw:color="#000000" draw:distance="0.006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_32__20_Dots_20_1_20_Dash" draw:display-name="2 Dots 1 Dash" draw:style="rect" draw:dots1="2" draw:dots2="1" draw:dots2-length="0.115cm" draw:distance="0.115cm"/>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06cm" draw:dots2="1" draw:dots2-length="0.006cm" draw:distance="0.006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06cm" draw:dots2="1" draw:dots2-length="0.006cm" draw:distance="0.006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06cm" draw:dots2="1" draw:dots2-length="0.006cm" draw:distance="0.006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06cm" draw:dots2="1" draw:dots2-length="0.006cm" draw:distance="0.006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06cm" draw:dots2="1" draw:dots2-length="0.006cm" draw:distance="0.006cm"/>
    <draw:stroke-dash draw:name="Dash_20_88" draw:display-name="Dash 88" draw:style="rect" draw:dots1="1" draw:dots1-length="0.006cm" draw:dots2="1" draw:dots2-length="0.006cm" draw:distance="0.006cm"/>
    <draw:stroke-dash draw:name="Dash_20_89" draw:display-name="Dash 89" draw:style="rect" draw:dots1="1" draw:dots1-length="0.006cm" draw:dots2="1" draw:dots2-length="0.006cm" draw:distance="0.006cm"/>
    <draw:stroke-dash draw:name="Dash_20_9" draw:display-name="Dash 9" draw:style="rect" draw:dots1="1" draw:dots1-length="0.011cm" draw:dots2="1" draw:dots2-length="0.011cm" draw:distance="0.011cm"/>
    <draw:stroke-dash draw:name="Dash_20_90" draw:display-name="Dash 90" draw:style="rect" draw:dots1="1" draw:dots1-length="0.006cm" draw:dots2="1" draw:dots2-length="0.006cm" draw:distance="0.006cm"/>
    <draw:stroke-dash draw:name="Dash_20_91" draw:display-name="Dash 91" draw:style="rect" draw:dots1="1" draw:dots1-length="0.006cm" draw:dots2="1" draw:dots2-length="0.006cm" draw:distance="0.006cm"/>
    <draw:stroke-dash draw:name="Ultrafine_20_2_20_Dots_20_3_20_Dashes" draw:display-name="Ultrafine 2 Dots 3 Dashes" draw:style="rect" draw:dots1="2" draw:dots1-length="0.029cm" draw:dots2="3" draw:dots2-length="0.144cm" draw:distance="0.07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c4c4c"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_28_user_29_" style:display-name="Header (user)" style:family="paragraph" style:parent-style-name="Standard" style:class="text">
      <style:text-properties fo:color="#ff0000" style:font-name="Georgia" fo:font-size="16pt" fo:font-weight="bold" style:font-size-asian="16pt" style:font-weight-asian="bold" style:font-size-complex="16pt" style:font-weight-complex="bold"/>
    </style:style>
    <style:style style:name="Notes" style:family="paragraph" style:parent-style-name="Standard" style:class="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8.181cm" style:rel-column-width="29781*"/>
    </style:style>
    <style:style style:name="Tableau1.B" style:family="table-column">
      <style:table-column-properties style:column-width="9.821cm" style:rel-column-width="35754*"/>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fo:font-size="8pt" style:font-size-asian="8pt" style:font-size-complex="8pt"/>
    </style:style>
    <style:style style:name="MP2" style:family="paragraph" style:parent-style-name="Standard">
      <style:paragraph-properties fo:text-align="end" style:justify-single-word="false"/>
      <style:text-properties fo:font-size="8pt" style:font-size-asian="8pt" style:font-size-complex="8pt"/>
    </style:style>
    <style:style style:name="MP3"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MP4" style:family="paragraph" style:parent-style-name="Standard">
      <style:text-properties fo:font-size="2pt" style:font-size-asian="2pt" style:font-size-complex="2pt"/>
    </style:style>
    <style:style style:name="MT1" style:family="text"/>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draw:frame draw:style-name="Mfr1" draw:name="images1" text:anchor-type="paragraph" svg:width="5.918cm" svg:height="0.998cm" draw:z-index="0"><draw:image xlink:href="Pictures/10000201000002BB0000007632C190FF.png" xlink:type="simple" xlink:show="embed" xlink:actuate="onLoad"/></draw:frame></text:p>
        <text:p text:style-name="Standard"/>
      </style:header>
      <style:footer>
        <table:table table:name="Tableau1" table:style-name="Tableau1">
          <table:table-column table:style-name="Tableau1.A"/>
          <table:table-column table:style-name="Tableau1.B"/>
          <table:table-row>
            <table:table-cell table:style-name="Tableau1.A1" office:value-type="string">
              <text:p text:style-name="MP1"><text:a xlink:type="simple" xlink:href="http://www.leanpulse.com/">http://www.leanpulse.com</text:a> </text:p>
              <text:p text:style-name="MP1"><text:a xlink:type="simple" xlink:href="mailto:info@leanpulse.com">info@leanpulse.com</text:a></text:p>
              <text:p text:style-name="MP1">+33 - 972 - 285 - 345</text:p>
            </table:table-cell>
            <table:table-cell table:style-name="Tableau1.A1" office:value-type="string">
              <text:p text:style-name="MP2">System Requirements &amp; Deployment Notes</text:p>
              <text:p text:style-name="MP3">BibAnt 1.x</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 PROST</meta:initial-creator>
    <meta:creation-date>2011-01-19T09:44:11.44</meta:creation-date>
    <meta:generator>LibreOffice/3.5$Windows_x86 LibreOffice_project/235ab8a-3802056-4a8fed3-2d66ea8-e241b80</meta:generator>
    <dc:date>2012-06-04T15:04:22.43</dc:date>
    <dc:creator>Aurélien PROST</dc:creator>
    <meta:editing-duration>P1DT12H51M1S</meta:editing-duration>
    <meta:editing-cycles>273</meta:editing-cycles>
    <meta:printed-by>Aurélien PROST</meta:printed-by>
    <meta:print-date>2011-01-19T17:28:08.93</meta:print-date>
    <meta:document-statistic meta:table-count="2" meta:image-count="1" meta:object-count="0" meta:page-count="1" meta:paragraph-count="28" meta:word-count="291" meta:character-count="1931" meta:non-whitespace-character-count="1667"/>
  </office:meta>
</office:document-meta>
</file>